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se é um relatório sobre algoritmos de busca e ordenação. Os algoritmos de busca utilizados são busca sequêncial e busca binária. E os algoritmos de ordenação são insertion sort, selection sort e merge sort. Foram criados versões recursivas e iterativas dos algoritmos, com exceção do merge sort, o qual terá somente a versão recursiva.</text:p>
      <text:p text:style-name="Standard"/>
      <text:p text:style-name="Standard">Foram realizados diversos testes, em ambiente Linux, para coletar o custo de comparação e medir o tempo de execução de cada algoritmo, afim de compará-los e determinar suas características.</text:p>
      <text:p text:style-name="Standard"/>
      <text:p text:style-name="Standard">Os algoritmos de busca também foram testados 20 vezes, eles precisavam procurar um elemento na extremidade esquerda de um vetor. Contudo, o algoritmo de busca sequêncial recursivo não foi executado, já foram utilizados vetores com mais de 100000000 elementos.</text:p>
      <text:p text:style-name="Standard"/>
      <text:p text:style-name="Standard"/>
      <text:p text:style-name="Standard">Os algoritmos de ordenação foram testados 20 vezes. Eles precisavam ordenar, de forma não decrescente, um vetor que estava ordenado de forma não crescente. Porém, também não foi executado os algoritmos insertion e selecion sort em suas formas recursivas em vetores grandes.</text:p>
      <text:p text:style-name="Standard"/>
      <text:p text:style-name="Standard"/>
      <text:p text:style-name="Standard">Na figura \ref{fig:ordem500kComp}, podemos ver que o selection sort cresce muito rápido, dificultando a visualização dos outros algoritmos. Portanto, na figura \ref{fig:ordem500kCompSS} o selecion sort foi removido.</text:p>
      <text:p text:style-name="Standard"/>
      <text:p text:style-name="Standard"/>
      <text:p text:style-name="Standard">E como dito anteriormente, além de medir a quantidade de comparações realizadas pelos algoritmos, também foi cronometrado os seus tempos de execução.</text:p>
      <text:p text:style-name="Standard"/>
      <text:p text:style-name="Standard"/>
      <text:p text:style-name="Standard">Primeiramente, somente o algoritmo Insertion Sort mostrou diferença entre os método recursivos e iterativos. E os algoritmos Insertion e Selection Sort e Busca Sequêncial em versões recursivas não foram possíveis executá-los utilizando um vetor com centenas de milhares de elementos, já que esses algoritmos realizam muitas chamadas recursivas e acabavam consumindo todo o stack.</text:p>
      <text:p text:style-name="Standard"/>
      <text:p text:style-name="Standard">Segundamente, quando se olha para o início do gráfico na figura \ref{fig:ordem500kTempo}, é possível notar que eles estão bem próximos no tempo de execução. Portanto, na figura \ref{fig:ordem100kTempo} foram feitos outros 20 testes com incremento de 5000 a cada iteração do experimento.</text:p>
      <text:p text:style-name="Standard"/>
      <text:p text:style-name="Standard"/>
      <text:p text:style-name="Standard">No gráfico da figura \ref{fig:ordem100kTempo}, é possível notar que antes de 20000 elementos, eles possuem tempos de execução muito similares. Ou seja, em vetores pequenos, deve-se escolher o algoritmo de ordenação dependendo da perculiaridade do sistema.</text:p>
      <text:p text:style-name="Standard"/>
      <text:p text:style-name="Standard">Agora, em relação aos algoritmos de busca em geral, é possível perceber que a busca binária é melhor que a sequêncial, já que realiza menos comparações e seu tempo de execução é praticamente instantâneo. E, sobre os algoritmos de ordenação, o merge sort parace que é melhor que todos. O selection sort realiza muitas comparações e é mais lento que o merge sort. Já o insertion sort realiza mais comparações que o merge e é extremamente lento. </text:p>
      <text:p text:style-name="Standard"/>
      <text:p text:style-name="Standard">Contudo, para o algoritmo merge funcionar, é necessário que ele crie um vetor cópia, portanto é necessário que o computador tenha o dobro da memória do vetor a ser ordenado. E, mesmo que o selection sort faça muito mais comparações que todos os algoritmos, ele ainda é mais rápido que o <text:soft-page-break/>insertion sort, já que o insertion sort realiza muitas trocas e fica muito mais dependente na velocidade de escrita da memória, o que geralmente é mais lenta que a velocidade de leitura.</text:p>
      <text:p text:style-name="Standard"/>
      <text:p text:style-name="Standard"/>
      <text:p text:style-name="Standard">Deste modo, em relação aos algoritmos de busca, a busca binária é a melhor opção. E, sobre os algoritmos de ordenação, se você tiver memória suficiente, o Merge Sort é o melhor. Todavia, para vetores pequenos e equipado de pouca memória, porém rápida, o Insertion Sort, em sua versão iterativa, vai ser melhor. E caso a memória não seja rápida, o Selection Sort é a melhor opçã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2:54:29.328805864</meta:creation-date>
    <dc:date>2024-04-24T13:35:48.713736634</dc:date>
    <meta:editing-duration>PT41M20S</meta:editing-duration>
    <meta:editing-cycles>1</meta:editing-cycles>
    <meta:document-statistic meta:table-count="0" meta:image-count="0" meta:object-count="0" meta:page-count="2" meta:paragraph-count="12" meta:word-count="572" meta:character-count="3637" meta:non-whitespace-character-count="3076"/>
    <meta:generator>LibreOffice/7.6.5.2$Linux_X86_64 LibreOffice_project/60$Build-2</meta:generator>
  </office:meta>
</office:document-meta>
</file>